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3" style:family="graphic" style:parent-style-name="standard">
      <style:graphic-properties draw:stroke="solid" svg:stroke-color="#ffffff" draw:fill-color="#95b241" draw:textarea-horizontal-align="justify" draw:textarea-vertical-align="middle" draw:auto-grow-height="false" fo:min-height="1.6cm" fo:min-width="6.6cm"/>
    </style:style>
    <style:style style:name="gr4" style:family="graphic" style:parent-style-name="standard">
      <style:graphic-properties draw:stroke="solid" svg:stroke-color="#ffffff" draw:fill-color="#b62118" draw:textarea-horizontal-align="justify" draw:textarea-vertical-align="middle" draw:auto-grow-height="false" fo:min-height="1.6cm" fo:min-width="6.6cm"/>
    </style:style>
    <style:style style:name="gr5" style:family="graphic" style:parent-style-name="standard">
      <style:graphic-properties draw:stroke="solid" svg:stroke-color="#ffffff" draw:fill-color="#34a3c5" draw:textarea-horizontal-align="justify" draw:textarea-vertical-align="middle" draw:auto-grow-height="false" fo:min-height="1.6cm" fo:min-width="6.6cm"/>
    </style:style>
    <style:style style:name="gr6" style:family="graphic" style:parent-style-name="standard">
      <style:graphic-properties draw:stroke="none" svg:stroke-color="#000000" draw:fill="none" draw:fill-color="#ffffff" draw:auto-grow-height="false" fo:min-height="0.907cm"/>
    </style:style>
    <style:style style:name="gr7" style:family="graphic" style:parent-style-name="standard">
      <style:graphic-properties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8" style:family="graphic" style:parent-style-name="standard">
      <style:graphic-properties draw:stroke="none" svg:stroke-color="#000000" draw:fill="none" draw:fill-color="#ffffff" fo:min-height="1.1cm"/>
    </style:style>
    <style:style style:name="gr9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1cm"/>
    </style:style>
    <style:style style:name="gr10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6cm" fo:padding-top="0.5cm" fo:padding-bottom="0.5cm" fo:padding-left="0.5cm" fo:padding-right="0.5cm"/>
    </style:style>
    <style:style style:name="gr11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2" style:family="graphic" style:parent-style-name="standard">
      <style:graphic-properties draw:stroke="solid" svg:stroke-width="0.1cm" svg:stroke-color="#ffffff" draw:marker-start-width="0.15cm" draw:marker-end-width="0.15cm" draw:fill-color="#34a3c5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3" style:family="graphic" style:parent-style-name="standard">
      <style:graphic-properties draw:stroke="solid" svg:stroke-width="0.1cm" svg:stroke-color="#ffffff" draw:marker-start-width="0.15cm" draw:marker-end-width="0.15cm" draw:fill-color="#95b241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4" style:family="graphic" style:parent-style-name="standard">
      <style:graphic-properties draw:stroke="solid" svg:stroke-width="0.1cm" svg:stroke-color="#ffffff" draw:marker-start-width="0.15cm" draw:marker-end-width="0.15cm" draw:fill-color="#b62118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5" style:family="graphic" style:parent-style-name="standard">
      <style:graphic-properties draw:stroke="solid"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6" style:family="graphic" style:parent-style-name="standard">
      <style:graphic-properties draw:stroke="solid" svg:stroke-width="0.1cm" svg:stroke-color="#ffffff" draw:marker-start-width="0.454cm" draw:marker-end-width="0.454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7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6.502cm" fo:padding-top="0.124cm" fo:padding-bottom="0.124cm" fo:padding-left="0.249cm" fo:padding-right="0.249cm" draw:shadow-opacity="100%"/>
    </style:style>
    <style:style style:name="gr18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9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ffset-x="0.305cm" draw:shadow-offset-y="0.305cm" draw:shadow-opacity="100%"/>
    </style:style>
    <style:style style:name="gr20" style:family="graphic" style:parent-style-name="standard">
      <style:graphic-properties draw:stroke="none" svg:stroke-color="#000000" draw:fill="none" draw:fill-color="#ffffff" draw:textarea-vertical-align="bottom" fo:min-height="0.643cm"/>
    </style:style>
    <style:style style:name="gr21" style:family="graphic" style:parent-style-name="standard">
      <style:graphic-properties draw:stroke="solid" svg:stroke-width="0.1cm" svg:stroke-color="#ffffff" draw:marker-start-width="0.15cm" draw:marker-end-width="0.15cm" draw:fill-color="#34a3c5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2" style:family="graphic" style:parent-style-name="standard">
      <style:graphic-properties draw:stroke="solid" svg:stroke-width="0.1cm" svg:stroke-color="#ffffff" draw:marker-start-width="0.15cm" draw:marker-end-width="0.15cm" draw:fill-color="#95b241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3" style:family="graphic" style:parent-style-name="standard">
      <style:graphic-properties svg:stroke-width="0.1cm" svg:stroke-color="#ffffff" draw:marker-start-width="0.15cm" draw:marker-end-width="0.15cm" draw:fill-color="#b62118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4" style:family="graphic" style:parent-style-name="standard">
      <style:graphic-properties draw:stroke="none" svg:stroke-color="#000000" draw:fill="none" draw:fill-color="#ffffff" draw:textarea-vertical-align="bottom" fo:min-height="0.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subtitle" style:list-style-name="L3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notes">
      <style:graphic-properties draw:fill-color="#ffffff" fo:min-height="12.001cm"/>
    </style:style>
    <style:style style:name="pr10" style:family="presentation" style:parent-style-name="Default-outline1">
      <style:graphic-properties fo:min-height="12.18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notes">
      <style:graphic-properties draw:fill-color="#ffffff" fo:min-height="12.572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subtitle" style:list-style-name="L6">
      <style:graphic-properties draw:fill-color="#ffffff" fo:min-height="15.001cm"/>
    </style:style>
    <style:style style:name="pr15" style:family="presentation" style:parent-style-name="Default-notes">
      <style:graphic-properties draw:fill-color="#ffffff" fo:min-height="12.322cm"/>
    </style:style>
    <style:style style:name="pr16" style:family="presentation" style:parent-style-name="Default-outline1" style:list-style-name="L7">
      <style:graphic-properties draw:auto-grow-height="true" fo:min-height="11.5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2pt" style:font-weight-asian="normal" style:font-size-complex="12pt"/>
    </style:style>
    <style:style style:name="P10" style:family="paragraph">
      <style:text-properties style:use-window-font-color="tru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loext:graphic-properties draw:fill-color="#ffffff"/>
      <style:paragraph-properties fo:margin-left="0cm" fo:margin-right="0cm" fo:text-align="start" fo:text-indent="0cm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>
        <style:tab-stops/>
      </style:paragraph-properties>
    </style:style>
    <style:style style:name="P17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b62118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19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/>
      <style:text-properties fo:color="#000000"/>
    </style:style>
    <style:style style:name="P22" style:family="paragraph">
      <style:paragraph-properties fo:text-align="center"/>
      <style:text-properties fo:color="#000000"/>
    </style:style>
    <style:style style:name="P23" style:family="paragraph">
      <loext:graphic-properties draw:fill="none" draw:fill-color="#ffffff"/>
      <style:paragraph-properties fo:text-align="center"/>
      <style:text-properties fo:color="#000000"/>
    </style:style>
    <style:style style:name="P24" style:family="paragraph">
      <loext:graphic-properties draw:fill-color="#34a3c5" draw:opacity="100%"/>
      <style:paragraph-properties fo:text-align="center"/>
      <style:text-properties fo:color="#ffffff" fo:font-style="normal" fo:font-weight="bold" style:font-size-asian="18pt" style:font-size-complex="18pt"/>
    </style:style>
    <style:style style:name="P25" style:family="paragraph">
      <loext:graphic-properties draw:fill-color="#95b241" draw:opacity="100%"/>
      <style:paragraph-properties fo:text-align="center"/>
      <style:text-properties fo:color="#ffffff" fo:font-style="normal" fo:font-weight="bold" style:font-size-complex="18pt"/>
    </style:style>
    <style:style style:name="P26" style:family="paragraph">
      <loext:graphic-properties draw:fill-color="#b62118" draw:opacity="100%"/>
      <style:paragraph-properties fo:text-align="center"/>
      <style:text-properties fo:color="#ffffff" fo:font-style="normal" fo:font-weight="bold" style:font-size-complex="18pt"/>
    </style:style>
    <style:style style:name="P27" style:family="paragraph">
      <loext:graphic-properties draw:fill-color="#808080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28" style:family="paragraph">
      <loext:graphic-properties draw:fill-color="#34a3c5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29" style:family="paragraph">
      <loext:graphic-properties draw:fill="none" draw:fill-color="#ffffff"/>
      <style:paragraph-properties fo:text-align="center"/>
      <style:text-properties fo:color="#000000" fo:font-size="18pt" style:font-size-asian="18pt" style:font-size-complex="18pt"/>
    </style:style>
    <style:style style:name="P30" style:family="paragraph">
      <loext:graphic-properties draw:fill-color="#34a3c5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1" style:family="paragraph">
      <loext:graphic-properties draw:fill-color="#95b241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2" style:family="paragraph">
      <loext:graphic-properties draw:fill-color="#b62118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4" style:family="paragraph">
      <style:text-properties fo:font-size="32pt"/>
    </style:style>
    <style:style style:name="P35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/>
    </style:style>
    <style:style style:name="T11" style:family="text">
      <style:text-properties fo:font-size="15pt" style:font-size-asian="12pt" style:font-weight-asian="normal" style:font-size-complex="12pt"/>
    </style:style>
    <style:style style:name="T12" style:family="text">
      <style:text-properties fo:color="#b62118" fo:font-size="32pt" style:font-size-asian="32pt" style:font-size-complex="32pt"/>
    </style:style>
    <style:style style:name="T13" style:family="text">
      <style:text-properties fo:color="#95b241" fo:font-size="32pt" style:font-size-asian="32pt" style:font-size-complex="32pt"/>
    </style:style>
    <style:style style:name="T14" style:family="text">
      <style:text-properties fo:color="#34a3c5" fo:font-size="32pt" style:font-size-asian="32pt" style:font-size-complex="32pt"/>
    </style:style>
    <style:style style:name="T15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95b241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34a3c5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000000"/>
    </style:style>
    <style:style style:name="T21" style:family="text">
      <style:text-properties fo:color="#ffffff" fo:font-size="18pt" fo:font-style="normal" fo:font-weight="bold" style:font-size-asian="18pt" style:font-size-complex="18pt"/>
    </style:style>
    <style:style style:name="T22" style:family="text">
      <style:text-properties fo:color="#000000" fo:font-size="18pt" style:font-size-asian="18pt" style:font-size-complex="18pt"/>
    </style:style>
    <style:style style:name="T23" style:family="text"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T24" style:family="text">
      <style:text-properties fo:font-size="15pt" style:font-size-asian="18pt" style:font-weight-asian="normal" style:font-size-complex="18pt"/>
    </style:style>
    <style:style style:name="T25" style:family="text">
      <style:text-properties fo:font-size="32pt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27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est-Driven Development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E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est-driven Development in Context</text:p>
          </draw:text-box>
        </draw:frame>
        <draw:frame presentation:style-name="pr5" draw:text-style-name="P6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1">Tests and Testing</text:span></text:p>
              </text:list-item>
              <text:list-item>
                <text:p text:style-name="P5"><text:span text:style-name="T1">Test-first Programming</text:span></text:p>
              </text:list-item>
              <text:list-item>
                <text:p text:style-name="P5"><text:span text:style-name="T1">Test-driven Develop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s and Testing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Testing is a process</text:p>
                <text:list>
                  <text:list-item>
                    <text:p>that tests some <text:span text:style-name="T5">concern </text:span>(the concern “under test”)</text:p>
                  </text:list-item>
                  <text:list-item>
                    <text:p>for correct and expected operation</text:p>
                  </text:list-item>
                  <text:list-item>
                    <text:p>according to a specification</text:p>
                  </text:list-item>
                  <text:list-item>
                    <text:p>usually as part of quality assurance</text:p>
                    <text:list>
                      <text:list-item>
                        <text:list>
                          <text:list-header>
                            <text:p><text:s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s can be manual or automated</text:p>
              </text:list-item>
              <text:list-item>
                <text:p>Tests <text:span text:style-name="T6">verify</text:span><text:span text:style-name="T7"> </text:span>against a given specificatio<text:span text:style-name="T8">n</text:span></text:p>
              </text:list-item>
              <text:list-item>
                <text:p><text:span text:style-name="T8">Tests increase confidence in correct functioning</text:span></text:p>
              </text:list-item>
              <text:list-item>
                <text:p><text:span text:style-name="T8">However, tests can never proof a program correct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9" draw:text-style-name="P7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ypes of Tests [1]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<text:span text:style-name="T9">Components tests </text:span><text:span text:style-name="T10">(a.k.a. unit tests)</text:span></text:p>
                <text:list>
                  <text:list-item>
                    <text:p>Focus on te<text:span text:style-name="T10">sting one component out of context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Acceptance tests </text:span><text:span text:style-name="T10">(a.k.a. functional tests)</text:span></text:p>
                <text:list>
                  <text:list-item>
                    <text:p><text:span text:style-name="T10">Focus on testing one cross-cutting functionality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Integration tests </text:span><text:span text:style-name="T10">(a.k.a. system tests)</text:span></text:p>
                <text:list>
                  <text:list-item>
                    <text:p><text:span text:style-name="T10">Focus on testing end-to-end system integrity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0cm" svg:height="4cm" svg:x="0cm" svg:y="11.75cm">
          <draw:text-box>
            <text:p text:style-name="P8"><text:span text:style-name="T11">[1]</text:span><text:span text:style-name="T11"><text:tab/></text:span><text:span text:style-name="T11">This is a simplification for the purposes of this course.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s and Testing Terminology</text:p>
          </draw:text-box>
        </draw:frame>
        <draw:frame presentation:style-name="pr10" draw:text-style-name="P10" draw:layer="layout" svg:width="27cm" svg:height="11.5cm" svg:x="0.5cm" svg:y="2.25cm" presentation:class="outline">
          <draw:text-box>
            <text:list text:style-name="L4">
              <text:list-item>
                <text:p><text:span text:style-name="T9">Test (Case)</text:span></text:p>
                <text:list>
                  <text:list-item>
                    <text:p><text:span text:style-name="T10">A single test for some particular aspect of the software, succeeds or fails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Suite</text:span></text:p>
                <text:list>
                  <text:list-item>
                    <text:p><text:span text:style-name="T10">A set of related tests that cover a particular domain of the software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Set-Up</text:span></text:p>
                <text:list>
                  <text:list-item>
                    <text:p><text:span text:style-name="T10">The data and preparation necessary to run a test as intended 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Result</text:span></text:p>
                <text:list>
                  <text:list-item>
                    <text:p><text:span text:style-name="T10">The result of running a test, either succeed or fail, or a test error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Harness</text:span></text:p>
                <text:list>
                  <text:list-item>
                    <text:p><text:span text:style-name="T10">A software, like JUnit, that is used to simplify the implementation of te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est-First Programming [B02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est-first programming is a practice in which developers</text:p>
                <text:list>
                  <text:list-item>
                    <text:p>Write a test before they implement the actual functionality and</text:p>
                  </text:list-item>
                  <text:list-item>
                    <text:p>Iterate over an “add new or enhance test, make test work” loop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unctionality is a by-product of making the tests work</text:p>
                <text:list>
                  <text:list-item>
                    <text:p>Test-first programming</text:p>
                    <text:list>
                      <text:list-item>
                        <text:p>clarifies code functionality and interfaces</text:p>
                      </text:list-item>
                      <text:list-item>
                        <text:p>improves code quality through second use scenario</text:p>
                      </text:list-item>
                      <text:list-item>
                        <text:p>builds up test suite for continuous integration (la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1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-First Rules 1 / 2</text:p>
          </draw:text-box>
        </draw:frame>
        <draw:frame presentation:style-name="Default-subtitle" draw:text-style-name="P13" draw:layer="layout" svg:width="27cm" svg:height="11.5cm" svg:x="0.5cm" svg:y="2.25cm" presentation:class="subtitle">
          <draw:text-box>
            <text:p text:style-name="P12"><text:span text:style-name="T12">Only write new code</text:span></text:p>
            <text:p text:style-name="P12"><text:span text:style-name="T13">when a test fails</text:span><text:span text:style-name="T13"><text:line-break/></text:span><text:span text:style-name="T13"/></text:p>
            <text:p text:style-name="P12"><text:span text:style-name="T14">Then, eliminate wast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-First Rules 2 / 2</text:p>
          </draw:text-box>
        </draw:frame>
        <draw:frame presentation:style-name="pr14" draw:text-style-name="P15" draw:layer="layout" svg:width="27cm" svg:height="11.5cm" svg:x="0.5cm" svg:y="2.25cm" presentation:class="subtitle">
          <draw:text-box>
            <text:list text:style-name="L6">
              <text:list-item>
                <text:p text:style-name="P14"><text:span text:style-name="T15">Red</text:span></text:p>
              </text:list-item>
              <text:list-item>
                <text:p text:style-name="P14"><text:span text:style-name="T16">Green</text:span></text:p>
              </text:list-item>
              <text:list-item>
                <text:p text:style-name="P14"><text:span text:style-name="T17">Refac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est-driven Development (TDD) 1 / 3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est-driven development</text:p>
                <text:list>
                  <text:list-item>
                    <text:p>is a minimal development process based on test-first programming</text:p>
                  </text:list-item>
                  <text:list-item>
                    <text:p>turns feature requests into implement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test-driven development</text:p>
                <text:list>
                  <text:list-item>
                    <text:p>to grow the product incrementally and steadily</text:p>
                  </text:list-item>
                  <text:list-item>
                    <text:p>to be able to release after every feature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est-driven Development 2 / 3</text:p>
          </draw:text-box>
        </draw:frame>
        <draw:frame presentation:style-name="pr16" draw:text-style-name="P16" draw:layer="layout" svg:width="27cm" svg:height="11.5cm" svg:x="0.5cm" svg:y="2.25cm" presentation:class="outline">
          <draw:text-box>
            <text:list text:style-name="L7">
              <text:list-item>
                <text:p text:style-name="P16">Translate partial or full feature description into test suite</text:p>
              </text:list-item>
              <text:list-item>
                <text:p text:style-name="P16">Implement feature to fulfill (“green-bar”) test suite</text:p>
              </text:list-item>
              <text:list-item>
                <text:p text:style-name="P16">Revise test suite from new insights</text:p>
              </text:list-item>
              <text:list-item>
                <text:p text:style-name="P16">Refactor test suite to keep design and code clean</text:p>
              </text:list-item>
              <text:list-item>
                <text:p text:style-name="P16">Refactor implementation to keep design and code clean</text:p>
              </text:list-item>
              <text:list-item>
                <text:p text:style-name="P16">Move on when test suite is complete and all tests succeed</text:p>
              </text:list-item>
            </text:list>
          </draw:text-box>
        </draw:frame>
        <draw:g>
          <draw:custom-shape draw:style-name="gr3" draw:text-style-name="P17" draw:layer="layout" svg:width="7cm" svg:height="2cm" svg:x="19cm" svg:y="10.5cm">
            <text:p text:style-name="P12"><text:span text:style-name="T18">implementati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8" draw:layer="layout" svg:width="7cm" svg:height="2cm" svg:x="10cm" svg:y="10.5cm">
            <text:p text:style-name="P12"><text:span text:style-name="T19">test suit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9" draw:layer="layout" svg:width="7cm" svg:height="2cm" svg:x="1cm" svg:y="10.5cm">
            <text:p text:style-name="P12"><text:span text:style-name="T18">feature</text:span></text:p>
            <draw:enhanced-geometry svg:viewBox="0 0 21600 21600" draw:type="rectangle" draw:enhanced-path="M 0 0 L 21600 0 21600 21600 0 21600 0 0 Z N"/>
          </draw:custom-shape>
          <draw:frame draw:style-name="gr6" draw:text-style-name="P21" draw:layer="layout" svg:width="5cm" svg:height="1.5cm" svg:x="11cm" svg:y="12.5cm">
            <draw:text-box>
              <text:p text:style-name="P20"><text:span text:style-name="T20">4</text:span></text:p>
            </draw:text-box>
          </draw:frame>
          <draw:polyline draw:style-name="gr7" draw:text-style-name="P22" draw:layer="layout" svg:width="0.999cm" svg:height="4.499cm" svg:x="26cm" svg:y="7cm" svg:viewBox="0 0 1000 4500" draw:points="0,4500 1000,4500 1000,0">
            <text:p/>
          </draw:polyline>
          <draw:line draw:style-name="gr7" draw:text-style-name="P22" draw:layer="layout" svg:x1="17cm" svg:y1="11.5cm" svg:x2="19cm" svg:y2="11.5cm">
            <text:p/>
          </draw:line>
          <draw:polyline draw:style-name="gr7" draw:text-style-name="P22" draw:layer="layout" svg:width="4.999cm" svg:height="1.499cm" svg:x="11cm" svg:y="12.5cm" svg:viewBox="0 0 5000 1500" draw:points="5000,0 5000,1500 0,1500 0,0">
            <text:p/>
          </draw:polyline>
          <draw:polyline draw:style-name="gr7" draw:text-style-name="P22" draw:layer="layout" svg:width="8.999cm" svg:height="1.499cm" svg:x="13.5cm" svg:y="9cm" svg:viewBox="0 0 9000 1500" draw:points="9000,1500 9000,0 1,0 0,1500">
            <text:p/>
          </draw:polyline>
          <draw:frame draw:style-name="gr8" draw:text-style-name="P23" draw:layer="layout" svg:width="2cm" svg:height="1.5cm" svg:x="8cm" svg:y="9.925cm">
            <draw:text-box>
              <text:p text:style-name="P12"><text:span text:style-name="T20">1</text:span></text:p>
            </draw:text-box>
          </draw:frame>
          <draw:frame draw:style-name="gr8" draw:text-style-name="P23" draw:layer="layout" svg:width="2cm" svg:height="1.5cm" svg:x="17cm" svg:y="9.925cm">
            <draw:text-box>
              <text:p text:style-name="P12"><text:span text:style-name="T20">2</text:span></text:p>
            </draw:text-box>
          </draw:frame>
          <draw:frame draw:style-name="gr9" draw:text-style-name="P21" draw:layer="layout" svg:width="4.5cm" svg:height="1.5cm" svg:x="18cm" svg:y="7.425cm">
            <draw:text-box>
              <text:p text:style-name="P20"><text:span text:style-name="T20">3</text:span></text:p>
            </draw:text-box>
          </draw:frame>
          <draw:frame draw:style-name="gr10" draw:text-style-name="P21" draw:layer="layout" svg:width="2cm" svg:height="2.6cm" svg:x="25cm" svg:y="7.2cm">
            <draw:text-box>
              <text:p text:style-name="P20"><text:span text:style-name="T20">6</text:span></text:p>
            </draw:text-box>
          </draw:frame>
          <draw:frame draw:style-name="gr6" draw:text-style-name="P21" draw:layer="layout" svg:width="5cm" svg:height="1.5cm" svg:x="20cm" svg:y="12.5cm">
            <draw:text-box>
              <text:p text:style-name="P20"><text:span text:style-name="T20">5</text:span></text:p>
            </draw:text-box>
          </draw:frame>
          <draw:polyline draw:style-name="gr7" draw:text-style-name="P22" draw:layer="layout" svg:width="4.999cm" svg:height="1.499cm" svg:x="20cm" svg:y="12.5cm" svg:viewBox="0 0 5000 1500" draw:points="5000,0 5000,1500 0,1500 0,0">
            <text:p/>
          </draw:polyline>
          <draw:line draw:style-name="gr7" draw:text-style-name="P22" draw:layer="layout" svg:x1="8cm" svg:y1="11.5cm" svg:x2="10cm" svg:y2="11.5cm">
            <text:p/>
          </draw:line>
        </draw:g>
        <presentation:notes draw:style-name="dp2">
          <draw:page-thumbnail draw:style-name="gr1" draw:layer="layout" svg:width="12.194cm" svg:height="10.476cm" svg:x="4.697cm" svg:y="2.123cm" draw:page-number="10" presentation:class="page"/>
          <draw:frame presentation:style-name="pr15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 presentation:user-transformed="true">
          <draw:text-box>
            <text:p>Test-driven Development 3 / 3</text:p>
          </draw:text-box>
        </draw:frame>
        <draw:g>
          <draw:custom-shape draw:style-name="gr11" draw:text-style-name="P24" draw:layer="layout" svg:width="2cm" svg:height="2cm" svg:x="3.5cm" svg:y="6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24" draw:layer="layout" svg:width="2cm" svg:height="2cm" svg:x="3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5" draw:layer="layout" svg:width="2cm" svg:height="2cm" svg:x="21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26" draw:layer="layout" svg:width="2cm" svg:height="2cm" svg:x="12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27" draw:layer="layout" svg:width="7cm" svg:height="1cm" svg:x="1cm" svg:y="14.25cm">
            <text:p text:style-name="P12"><text:span text:style-name="T21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7" draw:layer="layout" svg:width="7cm" svg:height="1cm" svg:x="1cm" svg:y="3.25cm">
            <text:p text:style-name="P12"><text:span text:style-name="T21">feature n+2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8" draw:layer="layout" svg:width="7cm" svg:height="2cm" svg:x="1cm" svg:y="4.25cm">
            <text:p text:style-name="P12"><text:span text:style-name="T21">feature n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7" draw:layer="layout" svg:width="7cm" svg:height="1cm" svg:x="1cm" svg:y="12.25cm">
            <text:p text:style-name="P12"><text:span text:style-name="T21">feature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7cm" svg:height="1cm" svg:x="1cm" svg:y="13.25cm">
            <text:p text:style-name="P12"><text:span text:style-name="T21">feature n-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7" draw:layer="layout" svg:width="7cm" svg:height="1cm" svg:x="10cm" svg:y="12.25cm">
            <text:p text:style-name="P12"><text:span text:style-name="T21">test suite n-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7" draw:layer="layout" svg:width="7cm" svg:height="1cm" svg:x="10cm" svg:y="13.25cm">
            <text:p text:style-name="P12"><text:span text:style-name="T21">test suite n-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7cm" svg:height="1cm" svg:x="19cm" svg:y="12.25cm">
            <text:p text:style-name="P12"><text:span text:style-name="T21">implementation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7cm" svg:height="1cm" svg:x="19cm" svg:y="13.25cm">
            <text:p text:style-name="P12"><text:span text:style-name="T21">implementation n-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7" draw:layer="layout" svg:width="7cm" svg:height="1cm" svg:x="10cm" svg:y="14.25cm">
            <text:p text:style-name="P12"><text:span text:style-name="T21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7cm" svg:height="1cm" svg:x="19cm" svg:y="14.25cm">
            <text:p text:style-name="P12"><text:span text:style-name="T21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7" draw:layer="layout" svg:width="7cm" svg:height="1cm" svg:x="1cm" svg:y="2.25cm">
            <text:p text:style-name="P12"><text:span text:style-name="T21">...</text:span></text:p>
            <draw:enhanced-geometry svg:viewBox="0 0 21600 21600" draw:type="rectangle" draw:enhanced-path="M 0 0 L 21600 0 21600 21600 0 21600 0 0 Z N"/>
          </draw:custom-shape>
          <draw:frame draw:style-name="gr20" draw:text-style-name="P29" draw:layer="layout" svg:width="8.893cm" svg:height="1.112cm" svg:x="13.474cm" svg:y="4.103cm">
            <draw:text-box>
              <text:p text:style-name="P12"><text:span text:style-name="T22">on to next feature</text:span></text:p>
            </draw:text-box>
          </draw:frame>
          <draw:custom-shape draw:style-name="gr21" draw:text-style-name="P30" draw:layer="layout" svg:width="7cm" svg:height="2cm" svg:x="1cm" svg:y="8.25cm">
            <text:p text:style-name="P12"><text:span text:style-name="T23">feature 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1" draw:layer="layout" svg:width="7cm" svg:height="2cm" svg:x="19cm" svg:y="8.25cm">
            <text:p text:style-name="P12"><text:span text:style-name="T23">implementation n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2" draw:layer="layout" svg:width="7cm" svg:height="2cm" svg:x="10cm" svg:y="8.25cm">
            <text:p text:style-name="P12"><text:span text:style-name="T23">test suite n</text:span></text:p>
            <draw:enhanced-geometry svg:viewBox="0 0 21600 21600" draw:type="rectangle" draw:enhanced-path="M 0 0 L 21600 0 21600 21600 0 21600 0 0 Z N"/>
          </draw:custom-shape>
          <draw:line draw:style-name="gr7" draw:text-style-name="P12" draw:layer="layout" svg:x1="8cm" svg:y1="9.25cm" svg:x2="10cm" svg:y2="9.25cm">
            <text:p/>
          </draw:line>
          <draw:line draw:style-name="gr7" draw:text-style-name="P22" draw:layer="layout" svg:x1="17cm" svg:y1="9.25cm" svg:x2="19cm" svg:y2="9.25cm">
            <text:p/>
          </draw:line>
          <draw:polyline draw:style-name="gr7" draw:text-style-name="P12" draw:layer="layout" svg:width="18.999cm" svg:height="3.999cm" svg:x="8cm" svg:y="5.25cm" svg:viewBox="0 0 19000 4000" draw:points="18000,4000 19000,4000 19000,0 0,0">
            <text:p/>
          </draw:polyline>
          <draw:polyline draw:style-name="gr7" draw:text-style-name="P22" draw:layer="layout" svg:width="8.999cm" svg:height="1.499cm" svg:x="13.5cm" svg:y="6.75cm" svg:viewBox="0 0 9000 1500" draw:points="9000,1500 9000,0 0,0 0,1500">
            <text:p/>
          </draw:polyline>
          <draw:frame draw:style-name="gr24" draw:text-style-name="P29" draw:layer="layout" svg:width="9cm" svg:height="1.112cm" svg:x="13.5cm" svg:y="5.638cm">
            <draw:text-box>
              <text:p text:style-name="P12"><text:span text:style-name="T22">enhance test suite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15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 presentation:user-transformed="true">
          <draw:text-box>
            <text:p>Review / Summary of Session</text:p>
          </draw:text-box>
        </draw:frame>
        <draw:frame presentation:style-name="pr8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Tests and testing</text:p>
                <text:list>
                  <text:list-item>
                    <text:p>The basics of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first programming</text:p>
                <text:list>
                  <text:list-item>
                    <text:p>What it is, the rhythm of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driven development</text:p>
                <text:list>
                  <text:list-item>
                    <text:p>How this simplest of all process 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25" draw:text-style-name="P33" draw:layer="layout" svg:width="20cm" svg:height="4cm" svg:x="0cm" svg:y="11.75cm">
          <draw:text-box>
            <text:p text:style-name="P8"><text:span text:style-name="T24">DR</text:span></text:p>
          </draw:text-box>
        </draw:frame>
        <draw:frame presentation:style-name="pr18" draw:text-style-name="P34" draw:layer="layout" svg:width="27cm" svg:height="7cm" svg:x="0.5cm" svg:y="8cm" presentation:class="subtitle">
          <draw:text-box>
            <text:p><text:span text:style-name="T25"><text:a xlink:href="mailto:dirk.riehle@fau.de" xlink:type="simple">dirk.riehle@fau.de</text:a></text:span><text:span text:style-name="T25"><text:s/>– </text:span><text:span text:style-name="T25"><text:a xlink:href="http://osr.cs.fau.de/" xlink:type="simple">http://osr.cs.fau.de</text:a></text:span></text:p>
            <text:p><text:span text:style-name="T26"><text:a xlink:href="mailto:dirk@riehle.org" xlink:type="simple">dirk@riehle.org</text:a></text:span><text:span text:style-name="T26"><text:s/>– </text:span><text:span text:style-name="T26"><text:a xlink:href="http://dirkriehle.com/" xlink:type="simple">http://dirkriehle.com</text:a></text:span><text:span text:style-name="T26"><text:s/>– </text:span><text:span text:style-name="T26"><text:a xlink:href="http://twitter.com/dirkriehle" xlink:type="simple">@dirkriehle</text:a></text:span></text:p>
            <text:p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9" draw:text-style-name="P11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 text:style-name="P35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5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4:52.101753448</meta:creation-date>
    <meta:editing-duration>PT38M43S</meta:editing-duration>
    <meta:editing-cycles>5</meta:editing-cycles>
    <meta:generator>LibreOffice/6.0.7.3$Linux_X86_64 LibreOffice_project/00m0$Build-3</meta:generator>
    <dc:date>2020-11-01T17:22:52.289746927</dc:date>
    <meta:document-statistic meta:object-count="160"/>
  </office:meta>
</office:document-meta>
</file>